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Droid Sans Devanagari1" svg:font-family="'Droid Sans Devanagari'" style:font-family-generic="swiss"/>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start" style:justify-single-word="false"/>
      <style:text-properties officeooo:rsid="0020bfa2" officeooo:paragraph-rsid="0020bfa2"/>
    </style:style>
    <style:style style:name="P2" style:family="paragraph" style:parent-style-name="Standard">
      <style:paragraph-properties fo:text-align="start" style:justify-single-word="false"/>
      <style:text-properties officeooo:paragraph-rsid="0028eb45"/>
    </style:style>
    <style:style style:name="P3" style:family="paragraph" style:parent-style-name="Standard">
      <style:paragraph-properties fo:text-align="start" style:justify-single-word="false"/>
      <style:text-properties style:text-position="0% 100%" officeooo:rsid="0023d371" officeooo:paragraph-rsid="0023d371"/>
    </style:style>
    <style:style style:name="P4" style:family="paragraph" style:parent-style-name="Standard">
      <style:paragraph-properties fo:text-align="start" style:justify-single-word="false"/>
      <style:text-properties style:text-position="0% 100%" fo:font-size="14pt" fo:font-style="italic" officeooo:rsid="00276ed1" officeooo:paragraph-rsid="00276ed1" style:font-size-asian="14pt" style:font-style-asian="italic" style:font-size-complex="14pt" style:font-style-complex="italic"/>
    </style:style>
    <style:style style:name="P5" style:family="paragraph" style:parent-style-name="Standard" style:list-style-name="L1">
      <style:paragraph-properties fo:text-align="start" style:justify-single-word="false"/>
      <style:text-properties officeooo:rsid="0020bfa2" officeooo:paragraph-rsid="0020bfa2"/>
    </style:style>
    <style:style style:name="P6" style:family="paragraph" style:parent-style-name="Standard">
      <style:paragraph-properties fo:text-align="start" style:justify-single-word="false"/>
      <style:text-properties officeooo:rsid="0020bfa2" officeooo:paragraph-rsid="0020bfa2"/>
    </style:style>
    <style:style style:name="P7" style:family="paragraph" style:parent-style-name="Standard">
      <style:paragraph-properties fo:text-align="end" style:justify-single-word="false"/>
      <style:text-properties officeooo:rsid="0020bfa2" officeooo:paragraph-rsid="0020bfa2"/>
    </style:style>
    <style:style style:name="P8" style:family="paragraph" style:parent-style-name="Standard">
      <style:paragraph-properties fo:text-align="end" style:justify-single-word="false"/>
      <style:text-properties officeooo:rsid="0020bfa2" officeooo:paragraph-rsid="002acc41"/>
    </style:style>
    <style:style style:name="P9" style:family="paragraph" style:parent-style-name="Standard">
      <style:paragraph-properties fo:text-align="center" style:justify-single-word="false"/>
      <style:text-properties officeooo:rsid="0020bfa2" officeooo:paragraph-rsid="0020bfa2"/>
    </style:style>
    <style:style style:name="P10" style:family="paragraph" style:parent-style-name="Standard" style:list-style-name="L2">
      <style:paragraph-properties fo:text-align="start" style:justify-single-word="false"/>
      <style:text-properties officeooo:rsid="00216ce4" officeooo:paragraph-rsid="00216ce4"/>
    </style:style>
    <style:style style:name="P11" style:family="paragraph" style:parent-style-name="Standard" style:list-style-name="L3">
      <style:paragraph-properties fo:text-align="start" style:justify-single-word="false"/>
      <style:text-properties officeooo:rsid="0023d371" officeooo:paragraph-rsid="0023d371"/>
    </style:style>
    <style:style style:name="P12" style:family="paragraph" style:parent-style-name="Standard">
      <style:paragraph-properties fo:text-align="end" style:justify-single-word="false"/>
      <style:text-properties officeooo:rsid="002acc41" officeooo:paragraph-rsid="002acc41"/>
    </style:style>
    <style:style style:name="P13" style:family="paragraph" style:parent-style-name="Standard">
      <style:paragraph-properties fo:text-align="start" style:justify-single-word="false"/>
      <style:text-properties style:text-position="0% 100%" officeooo:rsid="0023d371" officeooo:paragraph-rsid="0023d371"/>
    </style:style>
    <style:style style:name="P14" style:family="paragraph" style:parent-style-name="Standard">
      <style:paragraph-properties fo:text-align="start" style:justify-single-word="false"/>
      <style:text-properties style:text-position="0% 100%" fo:font-size="14pt" fo:font-style="italic" officeooo:rsid="00276ed1" officeooo:paragraph-rsid="00276ed1" style:font-size-asian="14pt" style:font-style-asian="italic" style:font-size-complex="14pt" style:font-style-complex="italic"/>
    </style:style>
    <style:style style:name="P15" style:family="paragraph" style:parent-style-name="Standard">
      <style:paragraph-properties fo:text-align="start" style:justify-single-word="false"/>
      <style:text-properties officeooo:paragraph-rsid="0028eb45"/>
    </style:style>
    <style:style style:name="T1" style:family="text">
      <style:text-properties officeooo:rsid="00216ce4"/>
    </style:style>
    <style:style style:name="T2" style:family="text">
      <style:text-properties style:text-position="super 58%"/>
    </style:style>
    <style:style style:name="T3" style:family="text">
      <style:text-properties style:text-position="super 58%" officeooo:rsid="00231684"/>
    </style:style>
    <style:style style:name="T4" style:family="text">
      <style:text-properties officeooo:rsid="00231684"/>
    </style:style>
    <style:style style:name="T5" style:family="text">
      <style:text-properties style:text-position="0% 100%"/>
    </style:style>
    <style:style style:name="T6" style:family="text">
      <style:text-properties style:text-position="0% 100%" officeooo:rsid="00259bbf"/>
    </style:style>
    <style:style style:name="T7" style:family="text">
      <style:text-properties style:text-position="0% 100%" fo:font-style="italic"/>
    </style:style>
    <style:style style:name="T8" style:family="text">
      <style:text-properties style:text-position="0% 100%" officeooo:rsid="00276ed1"/>
    </style:style>
    <style:style style:name="T9" style:family="text">
      <style:text-properties style:text-position="0% 100%" officeooo:rsid="0028eb45"/>
    </style:style>
    <style:style style:name="T10"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9"><text:span text:style-name="T10">Alpha-particle spectroscopy with Si preliminary questions</text:span><text:line-break/></text:p>
      <text:list xml:id="list1618234276035133898" text:style-name="L1">
        <text:list-item>
          <text:p text:style-name="P5">Some of the decays in the radium decay chain take place through beta or gamma emission. Why won't the beta <text:span text:style-name="T1">and </text:span>gamma rays produce distinct signals in the detector?<text:line-break/></text:p>
        </text:list-item>
      </text:list>
      <text:list xml:id="list6583092602202467201" text:style-name="L2">
        <text:list-item>
          <text:p text:style-name="P10">According to Appendix 1 in the lab manual, some decays in the decay chain occur in less than a matter of seconds. For example, the <text:span text:style-name="T3">222</text:span>Rn half-life is about 3<text:span text:style-name="T4"> days</text:span>.<text:span text:style-name="T4"> Because of this, it decays at about the same rate it is produced. Many of the decays have half-lives of less than a week so this argument applies.</text:span></text:p>
        </text:list-item>
      </text:list>
      <text:p text:style-name="P1"><text:tab/></text:p>
      <text:list xml:id="list141127268861772" text:continue-list="list1618234276035133898" text:style-name="L1">
        <text:list-item>
          <text:p text:style-name="P5">The decay energy, or Q-value, represents the energy released in the decay process, and can be calculated from the difference in mass of the parent nucleus and the sum of the masses of the decay products. Are the alpha particle energies identical to the decay energies of the isotopes? why or why not? If they are not identical, what is the relationship between the decay energy and alpha energy for a particular isotope.</text:p>
        </text:list-item>
      </text:list>
      <text:p text:style-name="P1"/>
      <text:list xml:id="list2196308297603595299" text:style-name="L3">
        <text:list-item>
          <text:p text:style-name="P11">The masses are only conserved in the rest masses. The nucleus of the atom is going to a lower energy state and releases a high-energy photon in the processes. Because of Einstein's E=mc<text:span text:style-name="T2">2</text:span><text:span text:style-name="T5">, this photon removes mass from the parent nucleus in the form of light energy. The invariant mass is one which does not change during the decay process. The total mass</text:span><text:span text:style-name="T6"> and energy</text:span><text:span text:style-name="T5"> of the system will be conserved.</text:span><text:span text:style-name="T8">[1]</text:span></text:p>
        </text:list-item>
      </text:list>
      <text:p text:style-name="P3"/>
      <text:p text:style-name="P4">References</text:p>
      <text:p text:style-name="P4"><text:tab/></text:p>
      <text:p text:style-name="P2"><text:span text:style-name="T8">[1] </text:span><text:span text:style-name="T5">Wikipedia contributors. "Radioactive decay." </text:span><text:span text:style-name="T7">Wikipedia, The Free Encyclopedia</text:span><text:span text:style-name="T5">. Wikipedia,</text:span><text:span text:style-name="T8"> </text:span><text:span text:style-name="T5">The </text:span></text:p>
      <text:p text:style-name="P2"><text:span text:style-name="T9"><text:tab/></text:span><text:span text:style-name="T5">Free</text:span><text:span text:style-name="T9"> </text:span><text:span text:style-name="T5">Encyclopedia, 12 Feb. 2017. Web. 13 Feb. 201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Droid Sans Devanagari1" svg:font-family="'Droid Sans Devanagari'" style:font-family-generic="swiss"/>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officeooo:rsid="0020bfa2" officeooo:paragraph-rsid="002acc41"/>
    </style:style>
    <style:style style:name="MP2" style:family="paragraph" style:parent-style-name="Standard">
      <style:paragraph-properties fo:text-align="end" style:justify-single-word="false"/>
      <style:text-properties officeooo:rsid="002acc41" officeooo:paragraph-rsid="002acc4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Jamison Lahman</text:p>
        <text:p text:style-name="MP1">PHYS-3702</text:p>
        <text:p text:style-name="MP2">Feb 13, 20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ison Lahman</meta:initial-creator>
    <meta:creation-date>2017-02-13T09:05:14.515472192</meta:creation-date>
    <meta:generator>LibreOffice/5.1.6.2.0$Linux_x86 LibreOffice_project/10m0$Build-2</meta:generator>
    <dc:date>2017-02-13T14:11:26.526003720</dc:date>
    <dc:creator>Jamison Lahman</dc:creator>
    <meta:editing-duration>PT19M43S</meta:editing-duration>
    <meta:editing-cycles>8</meta:editing-cycles>
    <meta:printed-by>Jamison Lahman</meta:printed-by>
    <meta:print-date>2017-02-13T12:29:10.070267643</meta:print-date>
    <meta:document-statistic meta:table-count="0" meta:image-count="0" meta:object-count="0" meta:page-count="1" meta:paragraph-count="13" meta:word-count="269" meta:character-count="1557" meta:non-whitespace-character-count="1296"/>
  </office:meta>
</office:document-meta>
</file>